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style:style>
    <style:style style:name="P2" style:family="paragraph" style:parent-style-name="Text_20_body">
      <style:paragraph-properties fo:margin-left="0.25in" fo:margin-right="0in" fo:text-indent="0in" style:auto-text-indent="false"/>
    </style:style>
    <style:style style:name="P3" style:family="paragraph" style:parent-style-name="Text_20_body">
      <style:paragraph-properties fo:margin-left="0.75in" fo:margin-right="0in" fo:text-indent="0in" style:auto-text-indent="false"/>
      <style:text-properties style:text-underline-style="solid" style:text-underline-width="auto" style:text-underline-color="font-color" fo:font-weight="bold"/>
    </style:style>
    <style:style style:name="P4" style:family="paragraph" style:parent-style-name="Text_20_body" style:list-style-name="L1">
      <style:paragraph-properties fo:margin-top="0in" fo:margin-bottom="0.0835in"/>
    </style:style>
    <style:style style:name="P5" style:family="paragraph" style:parent-style-name="Text_20_body" style:list-style-name="L1">
      <style:paragraph-properties fo:margin-top="0in" fo:margin-bottom="0.0835in"/>
      <style:text-properties fo:font-weight="bold"/>
    </style:style>
    <style:style style:name="P6" style:family="paragraph" style:parent-style-name="Text_20_body" style:list-style-name="L2">
      <style:paragraph-properties fo:margin-top="0in" fo:margin-bottom="0.0835in"/>
      <style:text-properties fo:font-weight="bold"/>
    </style:style>
    <style:style style:name="P7" style:family="paragraph" style:parent-style-name="Text_20_body" style:list-style-name="L3">
      <style:paragraph-properties fo:margin-top="0in" fo:margin-bottom="0.0835in"/>
      <style:text-properties fo:font-weight="bold"/>
    </style:style>
    <style:style style:name="P8" style:family="paragraph" style:parent-style-name="Text_20_body" style:list-style-name="L7">
      <style:paragraph-properties fo:margin-top="0in" fo:margin-bottom="0.0835in"/>
      <style:text-properties fo:font-weight="bold"/>
    </style:style>
    <style:style style:name="P9" style:family="paragraph" style:parent-style-name="Text_20_body" style:list-style-name="L10">
      <style:paragraph-properties fo:margin-top="0in" fo:margin-bottom="0.0835in"/>
      <style:text-properties fo:font-weight="bold"/>
    </style:style>
    <style:style style:name="P10" style:family="paragraph" style:parent-style-name="Text_20_body" style:list-style-name="L2">
      <style:paragraph-properties fo:margin-top="0in" fo:margin-bottom="0.0835in"/>
    </style:style>
    <style:style style:name="P11" style:family="paragraph" style:parent-style-name="Text_20_body" style:list-style-name="L3">
      <style:paragraph-properties fo:margin-top="0in" fo:margin-bottom="0.0835in"/>
    </style:style>
    <style:style style:name="P12" style:family="paragraph" style:parent-style-name="Text_20_body" style:list-style-name="L4">
      <style:paragraph-properties fo:margin-top="0in" fo:margin-bottom="0.0835in"/>
    </style:style>
    <style:style style:name="P13" style:family="paragraph" style:parent-style-name="Text_20_body" style:list-style-name="L5">
      <style:paragraph-properties fo:margin-top="0in" fo:margin-bottom="0.0835in"/>
    </style:style>
    <style:style style:name="P14" style:family="paragraph" style:parent-style-name="Text_20_body" style:list-style-name="L6">
      <style:paragraph-properties fo:margin-top="0in" fo:margin-bottom="0.0835in"/>
    </style:style>
    <style:style style:name="P15" style:family="paragraph" style:parent-style-name="Text_20_body" style:list-style-name="L7">
      <style:paragraph-properties fo:margin-top="0in" fo:margin-bottom="0.0835in"/>
    </style:style>
    <style:style style:name="P16" style:family="paragraph" style:parent-style-name="Text_20_body" style:list-style-name="L8">
      <style:paragraph-properties fo:margin-top="0in" fo:margin-bottom="0.0835in"/>
    </style:style>
    <style:style style:name="P17" style:family="paragraph" style:parent-style-name="Text_20_body" style:list-style-name="L9">
      <style:paragraph-properties fo:margin-top="0in" fo:margin-bottom="0.0835in"/>
    </style:style>
    <style:style style:name="P18" style:family="paragraph" style:parent-style-name="Text_20_body" style:list-style-name="L10">
      <style:paragraph-properties fo:margin-top="0in" fo:margin-bottom="0.0835in"/>
    </style:style>
    <style:style style:name="T1" style:family="text">
      <style:text-properties fo:font-size="12pt"/>
    </style:style>
    <style:style style:name="T2" style:family="text">
      <style:text-properties fo:font-size="12pt" fo:font-style="italic"/>
    </style:style>
    <style:style style:name="T3" style:family="text">
      <style:text-properties fo:font-weight="bold"/>
    </style:style>
    <style:style style:name="T4" style:family="text">
      <style:text-properties style:text-line-through-style="none" style:text-underline-style="none" style:text-blinking="false"/>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Pearce, D. and E. Barbier.</text:span> <text:span text:style-name="T2">Blueprint for a Sustainable Economy.</text:span><text:span text:style-name="T1"> “</text:span><text:span text:style-name="T2">The Meaning of Sustainable Development</text:span><text:span text:style-name="T1">”</text:span></text:p>
      <text:p text:style-name="Text_20_body"> </text:p>
      <text:h text:style-name="Heading_20_3" text:outline-level="3" text:is-list-header="true">Contributions from Blueprint 1</text:h>
      <text:p text:style-name="P2"> </text:p>
      <text:list text:style-name="L1">
        <text:list-item>
          <text:p text:style-name="P4"><text:span text:style-name="T3">Provided a consensus view of the theory of sustainable development, as interpreted by economists.</text:span> </text:p>
        </text:list-item>
        <text:list-item>
          <text:p text:style-name="P4"><text:span text:style-name="T3">Sustainable development (SD) represents an entirely unique objective, or development path. It is different from the economist’s concept of efficiency. Thus, pursuing SD requires it’s own set of rules, apart from managing the economy for microeconomic and macroeconomic (efficiency) performance.</text:span> </text:p>
        </text:list-item>
        <text:list-item>
          <text:p text:style-name="P4"><text:span text:style-name="T3">Although it is possible for development to be both economically efficient and sustainable, efficiency does not automatically guarantee sustainability. See Box 2.1</text:span> </text:p>
        </text:list-item>
        <text:list-item>
          <text:p text:style-name="P4"><text:span text:style-name="T3">Consequently, if an economy is to be sustainable, as well as efficient, then optimal allocation of both economic and environmental (and social) resources must satisfy the criteria for achieving both (all three) objectives.</text:span> </text:p>
        </text:list-item>
        <text:list-item>
          <text:p text:style-name="P4"><text:span text:style-name="T3">Efficiency (or an efficient state) is defined as an outcome for which there is no change in the allocation of natural resources, labor, and other capital, e.g., man-made, that makes one individual in society better off without making another worse off.</text:span> </text:p>
        </text:list-item>
        <text:list-item>
          <text:p text:style-name="P5">There are an infinite number of possible efficient paths for an economy depending on the initial or starting distribution of endowments of income/wealth/resources for each of its citizens. </text:p>
        </text:list-item>
        <text:list-item>
          <text:p text:style-name="P4"><text:span text:style-name="T3">Sustainability might be defined as when an economy is on a time path where future generations have economic opportunities (to achieve welfare or well-being) that are at least as large as earlier generations.</text:span> </text:p>
        </text:list-item>
        <text:list-item>
          <text:p text:style-name="P4"><text:span text:style-name="T3">Some ‘efficient’ paths imply decreasing economic opportunities for future generations, while some may offer increasing economic opportunities for future generations. Thus, theoretically, there are potentially an infinite number of efficient time paths, only some of which are sustainable.</text:span> </text:p>
        </text:list-item>
        <text:list-item>
          <text:p text:style-name="P4"><text:span text:style-name="T3">The economic basis or foundation for achieving sustainability into the future can be viewed as the sum of man-made, human, and natural capital.</text:span> </text:p>
        </text:list-item>
        <text:list-item>
          <text:p text:style-name="P4"><text:span text:style-name="T3">See Figure 2.1 and w:st="on"Box 2.2</text:span> </text:p>
        </text:list-item>
        <text:list-item>
          <text:p text:style-name="P4"><text:span text:style-name="T3">Sustainable development was defined by the Brundtland Commission as ‘development that meets the needs of the present without compromising the ability of future generations to meet their own needs.’</text:span> </text:p>
        </text:list-item>
        <text:list-item>
          <text:p text:style-name="P4"><text:span text:style-name="T3">Economists define sustainable development as a time path for an economy in which per </text:span><text:soft-page-break/><text:span text:style-name="T3">capita well being or welfare is non-declining over time.</text:span> </text:p>
        </text:list-item>
        <text:list-item>
          <text:p text:style-name="P4"><text:span text:style-name="T3">A key question raised by environmental and ecological economists is whether the use/depletion of certain renewable and non-renewable natural resources will cause future generations’ well-being to decline because there are few or no good substitutes for those resources.</text:span> </text:p>
        </text:list-item>
        <text:list-item>
          <text:p text:style-name="P4">w:st="on"style=""<text:span text:style-name="T3">Box</text:span> <text:span text:style-name="T3">2.3</text:span> <text:span text:style-name="T3">explains several reasons why the implications of environmental degradation and depletion are varied and complex, and therefore why it is difficult to determine whether current resource use patterns affect sustainability.</text:span> </text:p>
        </text:list-item>
      </text:list>
      <text:p text:style-name="P2"> </text:p>
      <text:p text:style-name="Text_20_body">Weak versus Strong Sustainability, Environmental Kuznets Curve and the Environment-Growth Debate</text:p>
      <text:p text:style-name="Text_20_body"> </text:p>
      <text:list text:style-name="L2">
        <text:list-item>
          <text:p text:style-name="P10"><text:span text:style-name="T3">Economists split into two camps on sustainability – weak and strong versions that derive mostly from the assumptions about the degree of substitutability or ‘replaceability’ of natural capital with man-made or human capital.</text:span> </text:p>
        </text:list-item>
        <text:list-item>
          <text:p text:style-name="P10"><text:span text:style-name="T3">Weak sustainability assumes there is essentially no difference between natural capital and the other forms. Thus, the same depletion/use rules should apply to both. Maintaining and enhancing the total stock of capital alone is sufficient to attain sustainability.</text:span> </text:p>
        </text:list-item>
        <text:list-item>
          <text:p text:style-name="P6">Strong sustainability argues that man-made/physical capital cannot substitute for all environmental resources comprising the natural capital stock. Thus, maintaining or increasing the value of the total capital stock over time requires keeping the non-substitutable and essential (‘critical’) components of natural capital constant over time. What are examples? </text:p>
        </text:list-item>
        <text:list-item>
          <text:p text:style-name="P10"><text:span text:style-name="T3">A concept that has figured in sustainable development discussions is the environmental Kuznets curve (EKC). It hypothesizes that an inverted U-shaped relationship exists between indictors of environmental pollution and resource depletion and a country’s level of per capita income.</text:span> </text:p>
        </text:list-item>
        <text:list-item>
          <text:p text:style-name="P10"><text:span text:style-name="T3">See Figure 2.2 for example curve.</text:span> </text:p>
        </text:list-item>
        <text:list-item>
          <text:p text:style-name="P10"><text:span text:style-name="T3">What factors might cause this hypothesized relationship between pollution emissions and per capita income to behave in this way?</text:span> </text:p>
          <text:list>
            <text:list-item>
              <text:p text:style-name="P10"><text:span text:style-name="T3">The effects of structural economic change on the use of the environment for resource inputs and to assimilate waste, e.g., shifts in industrial structure.</text:span> </text:p>
            </text:list-item>
            <text:list-item>
              <text:p text:style-name="P10"><text:span text:style-name="T3">The link between the demand for environmental quality and income, e.g., citizens’ demands for environmental protection as incomes grow</text:span> </text:p>
            </text:list-item>
            <text:list-item>
              <text:p text:style-name="P10"><text:span text:style-name="T3">Certain types of environmental degradation and ecological processes, e.g., environmental degradation that rises sharply at first and then declines as more economic activity takes place.</text:span> </text:p>
            </text:list-item>
          </text:list>
        </text:list-item>
        <text:list-item>
          <text:p text:style-name="P10"><text:span text:style-name="T3">The demand for environmental quality is a function of income; meta-estimates generally </text:span><text:soft-page-break/><text:span text:style-name="T3">place the value at approximately 0.40, which implies a 10 percent increase in income is associated with a 4 percent increase in the demand of environmental quality.</text:span> </text:p>
        </text:list-item>
        <text:list-item>
          <text:p text:style-name="P6">The EKC relationship has been used to support arguments for trade liberalization and expansion, e.g., NAFTA and WTO Uruguay Round agreement, on the thesis that the ensuing economic growth would (eventually) lead to improved environmental conditions. </text:p>
        </text:list-item>
        <text:list-item>
          <text:p text:style-name="P10"><text:span text:style-name="T3">The underlying relationships that may cause the curve to follow an inverted U shape include changes in the structure of country economies, from extractive industries to services, increased environmental regulation, the propensity of individual countries to enter multilateral environmental agreements, and other forces.</text:span> </text:p>
        </text:list-item>
        <text:list-item>
          <text:p text:style-name="P10"> <text:span text:style-name="T3">Evidence on the EKC relationships suggests it may hold for certain types of pollutants, such as short-term and local impacts, e.g., air pollution within a country, but not for more global, indirect and long-term impacts, e.g., CO2 emissions.</text:span> </text:p>
        </text:list-item>
        <text:list-item>
          <text:p text:style-name="P6">Even if it does hold for some pollutants, most of the world’s population live in countries that have low per capita income levels and thus will experience significant environmental degradation, before the factors underlying the EKC relationship set in to lower emissions and depletion. </text:p>
        </text:list-item>
        <text:list-item>
          <text:p text:style-name="P10"><text:span text:style-name="T3">In the end, the EKC relationship has limited relevance for determining the policies to ensure an adequate total capital stock to support sustainable economic development.</text:span> </text:p>
        </text:list-item>
      </text:list>
      <text:p text:style-name="Text_20_body"> </text:p>
      <text:p text:style-name="Text_20_body">Should We Choose Economic Growth or Environmental Protection? – Alternatively, is it the Wrong Question?</text:p>
      <text:p text:style-name="P1"><text:span text:style-name="T4"/></text:p>
      <text:list text:style-name="L3">
        <text:list-item>
          <text:p text:style-name="P11"><text:span text:style-name="T3">The EKC relationship implies, perhaps simplistically, that we can have economic growth and (eventually) improving environmental conditions, but there are other factors to consider.</text:span> </text:p>
        </text:list-item>
        <text:list-item>
          <text:p text:style-name="P7">Some, perhaps most writers on the environment, define economic growth as an increase in the materials and energy  ‘throughput’ of the economy. Defined this way, the conflict between economic growth and the environment is not inevitable, but more likely. Why is it not inevitable? </text:p>
        </text:list-item>
        <text:list-item>
          <text:p text:style-name="P7">However, more importantly, economic growth is defined as an increase in gross national product (GNP), and that does not have to mean an increase in materials/energy use and degradation of the environment.  </text:p>
        </text:list-item>
        <text:list-item>
          <text:p text:style-name="P11"><text:span text:style-name="T3">The basic lesson is that economic growth can be composed of different types of goods and services, some more depleting and polluting than others.</text:span> </text:p>
        </text:list-item>
        <text:list-item>
          <text:p text:style-name="P11"> <text:span text:style-name="T3">There are several problems with assuming that all economic growth automatically causes environmental degradation, and therefore we should control economic growth.</text:span> </text:p>
          <text:list>
            <text:list-item>
              <text:p text:style-name="P11"><text:span text:style-name="T3">There may be other causes, such as policy failures.</text:span> </text:p>
            </text:list-item>
            <text:list-item>
              <text:p text:style-name="P11"><text:soft-page-break/><text:span text:style-name="T3">Economic growth may not be a policy variable.</text:span> </text:p>
            </text:list-item>
            <text:list-item>
              <text:p text:style-name="P11"><text:span text:style-name="T3">If economic growth were due mainly to embodied technological change, including R&amp;D and education, reducing GNP would imply reducing R&amp;D and education.</text:span> </text:p>
            </text:list-item>
            <text:list-item>
              <text:p text:style-name="P11"><text:span text:style-name="T3">Global growth matters most, not country GNP.</text:span> </text:p>
            </text:list-item>
          </text:list>
        </text:list-item>
        <text:list-item>
          <text:p text:style-name="P11"><text:span text:style-name="T3">Key point – What matters most is not economic growth as such, but the way economic growth is secured, i.e., the processes used to grow an economy and the composition and distribution of the goods and services.</text:span> </text:p>
        </text:list-item>
      </text:list>
      <text:p text:style-name="P1"><text:span text:style-name="T4"/></text:p>
      <text:p text:style-name="P1">Endogenous Growth Theory</text:p>
      <text:p text:style-name="P1"><text:span text:style-name="T4"/></text:p>
      <text:list text:style-name="L4">
        <text:list-item>
          <text:p text:style-name="P12"><text:span text:style-name="T3">Technological innovation, i.e., the development of new technological ideas or designs, is endogenously determined by private and public sector choices within the economic system.</text:span> </text:p>
        </text:list-item>
        <text:list-item>
          <text:p text:style-name="P12"> <text:span text:style-name="T3">Two important implications:</text:span> </text:p>
          <text:list>
            <text:list-item>
              <text:p text:style-name="P12"><text:span text:style-name="T3">If the level of technology can be advanced through public and private investments, then potentially the economy can sustain positive growth rates indefinitely.</text:span> </text:p>
            </text:list-item>
            <text:list-item>
              <text:p text:style-name="P12"><text:span text:style-name="T3">Under the assumption of conditional convergence, rich and poor countries differ in their structural and institutional characteristics, and therefore will not have the same steady state growth rate. That is, the steady state growth rate for poor countries may be lower because of ‘structural’ problems.</text:span> </text:p>
            </text:list-item>
          </text:list>
        </text:list-item>
      </text:list>
      <text:p text:style-name="P3"><text:span text:style-name="T4"/></text:p>
      <text:list text:style-name="L5">
        <text:list-item>
          <text:p text:style-name="P13"><text:span text:style-name="T3">Important implication – Persistently bad government policies and ineffective institutions are inhibiting the long-run growth prospects of low-income countries, and explain why their growth rates are consistently lower than those of rich countries. The quality of public institutions to facilitate effective mechanisms to support collective interests becomes critical.</text:span> </text:p>
        </text:list-item>
      </text:list>
      <text:h text:style-name="Heading_20_4" text:outline-level="4" text:is-list-header="true">Resource Dependency in Low Income Countries</text:h>
      <text:list text:style-name="L6">
        <text:list-item>
          <text:p text:style-name="P14"><text:span text:style-name="T3">Barbier</text:span> <text:span text:style-name="T3">has shown that many low-income and lower middle income economies, especially those displaying low or stagnant growth rates, are highly dependent on their natural resource bases, e.g., agriculture, fishing.</text:span> </text:p>
        </text:list-item>
        <text:list-item>
          <text:p text:style-name="P14"><text:span text:style-name="T3">Countries with a high ratio of natural resource exports to GDP grow less rapidly than countries that are relatively resource poor.</text:span> </text:p>
        </text:list-item>
        <text:list-item>
          <text:p text:style-name="P14"><text:span text:style-name="T3">Note that economic growth should be defined to include market-valued and non-market </text:span><text:span text:style-name="T3">environmental goods and services, but most studies of economic growth only include the market-based effects because of measurement problems.</text:span> </text:p>
        </text:list-item>
      </text:list>
      <text:p text:style-name="P2"> </text:p>
      <text:h text:style-name="Heading_20_4" text:outline-level="4" text:is-list-header="true"><text:soft-page-break/>Environmental Change, Innovation and Social Ingenuity</text:h>
      <text:p text:style-name="Text_20_body"> </text:p>
      <text:list text:style-name="L7">
        <text:list-item>
          <text:p text:style-name="P15"><text:span text:style-name="T3">Barbier</text:span> <text:span text:style-name="T3">has shown that, although technological change is endogenous, a sufficient allocation of human capital to innovation can ensure that long-term resource exhaustion can be postponed indefinitely, and the possibility exists of long-term endogenous steady-state growth rate that allows per capita consumption to be sustained, perhaps even increased.</text:span> </text:p>
        </text:list-item>
        <text:list-item>
          <text:p text:style-name="P15"><text:span text:style-name="T3">Homer-Dixon pointed out, however, that low income resource-dependent economies, may effectively constrain such economies from investing sufficient amounts in the economic supply of ingenuity, the stock of ideas applied to solve practical social and technical problems, via increased investments in education and human capital.</text:span> </text:p>
        </text:list-item>
        <text:list-item>
          <text:p text:style-name="P15"><text:span text:style-name="T3">Resource scarcity can restrict can limit the supply of ingenuity: (1) rent-seeking behavior, and (2) short-term financial problems draw capital away from ingenuity investments.</text:span> </text:p>
        </text:list-item>
        <text:list-item>
          <text:p text:style-name="P15"><text:span text:style-name="T3">While resource scarcity, according to conventional economic theory, often induces market and endogenous technological responses, it can also disrupt the stable policy and social environment necessary for such responses to occur automatically.</text:span> </text:p>
        </text:list-item>
        <text:list-item>
          <text:p text:style-name="P15"><text:span text:style-name="T3">See Figure 2.4.</text:span> </text:p>
        </text:list-item>
        <text:list-item>
          <text:p text:style-name="P8">While making a country’s policy and social environment more stable will foster more ingenuity, actions to manage their natural resource environment efficiently and sustainably over the medium and long terms is also necessary.   </text:p>
        </text:list-item>
        <text:list-item>
          <text:p text:style-name="P8">Chronic environmental degradation may in fact lead to social and political instability, policy failures, and other distortions that continue to inhibit adequate investment in and supply of ingenuity to solve those very problems. </text:p>
        </text:list-item>
      </text:list>
      <text:p text:style-name="Text_20_body"> </text:p>
      <text:h text:style-name="Heading_20_3" text:outline-level="3" text:is-list-header="true">Ecological Economics: A Preview</text:h>
      <text:p text:style-name="Text_20_body"> </text:p>
      <text:list text:style-name="L8">
        <text:list-item>
          <text:p text:style-name="P16"><text:span text:style-name="T3">A new area of study has emerged since the early 1990s, known as ecological economics.</text:span> </text:p>
        </text:list-item>
        <text:list-item>
          <text:p text:style-name="P16"><text:span text:style-name="T3">Some, e.g., Costanza, ecological economics is transdisciplinary, i.e., a new discipline.</text:span> </text:p>
        </text:list-item>
        <text:list-item>
          <text:p text:style-name="P16"><text:span text:style-name="T3">Others, e.g., Barbier, argue it is a new category of analysis or synthesis of approaches for tackling economic-environmental interactions, when a single discipline does not suffice.</text:span> </text:p>
        </text:list-item>
        <text:list-item>
          <text:p text:style-name="P16"><text:span text:style-name="T3">One of the major contributions of this literature is to draw out the important implications of ecological functioning and resilience for human welfare.</text:span> </text:p>
        </text:list-item>
        <text:list-item>
          <text:p text:style-name="P16"><text:span text:style-name="T3">See w:st="on"Box 2.8 for a list of life-support functions of ecosystems.</text:span> </text:p>
        </text:list-item>
        <text:list-item>
          <text:p text:style-name="P16"><text:span text:style-name="T3">Ecological economics definitely endorses the strong sustainability view.</text:span> </text:p>
        </text:list-item>
        <text:list-item>
          <text:p text:style-name="P16"><text:span text:style-name="T3">Ecological economics is not yet mature enough to be called a new discipline in your </text:span><text:soft-page-break/><text:span text:style-name="T3">instructor’s view. However, it has added important breadth and depth to the study of environmental economics, especially the essential linkages between healthy ecosystems and a healthy long-term economy.</text:span> </text:p>
        </text:list-item>
      </text:list>
      <text:p text:style-name="P2"> </text:p>
      <text:h text:style-name="Heading_20_4" text:outline-level="4" text:is-list-header="true">Weak and Strong Sustainability Revisited</text:h>
      <text:p text:style-name="Text_20_body"> </text:p>
      <text:list text:style-name="L9">
        <text:list-item>
          <text:p text:style-name="P17"><text:span text:style-name="T3">Endogenous growth theory offers the hope that investments in human capital and innovation can sustain growth, even for heavily exhaustible resource dependent economies. This theory supports the weak sustainability view.</text:span> </text:p>
        </text:list-item>
        <text:list-item>
          <text:p text:style-name="P17"><text:span text:style-name="T3">However, optimism should be counterbalanced by two caveats:</text:span> </text:p>
          <text:list>
            <text:list-item>
              <text:p text:style-name="P17"><text:span text:style-name="T3">For the world’s poor economies, there is increasing evidence that their prospects for economic take off are being adversely affected by the lack of efficient and sustainable management of their natural resource bases. These management problems may also lead to social and political instability, thus undermining the necessary conditions to foster long-term innovation and development.</text:span> </text:p>
            </text:list-item>
            <text:list-item>
              <text:p text:style-name="P17"><text:span text:style-name="T3">The resource saving innovations envisioned under endogenous growth theory are likely to be pollution abating and resource conserving, however, the essential ecosystem services, such as biodiversity, amenity services and ecological functions are less likely to be substituted for by conventional resource-saving innovations.</text:span> </text:p>
            </text:list-item>
          </text:list>
        </text:list-item>
      </text:list>
      <text:p text:style-name="Text_20_body"> </text:p>
      <text:p text:style-name="Text_20_body">  <text:span text:style-name="T6">Conclusions</text:span></text:p>
      <text:p text:style-name="Text_20_body"> </text:p>
      <text:list text:style-name="L10">
        <text:list-item>
          <text:p text:style-name="P18"><text:span text:style-name="T3">Regardless of whether one follows the weak or strong views of sustainability, there are four areas of common ground for making progress on sustainable development.</text:span> </text:p>
        </text:list-item>
        <text:list-item>
          <text:p text:style-name="P18"><text:span text:style-name="T3">Many of the resources or services of our natural capital are either unpriced or underpriced because of missing or incompletely functioning markets, implying they will not be conserved or managed in ways that reflect their true contributions to human welfare.</text:span> </text:p>
          <text:list>
            <text:list-item>
              <text:p text:style-name="P18"><text:span text:style-name="T3">Thus, the first step in promoting SD is to put the appropriate economic values on these nonmarket environmental resources.</text:span> </text:p>
            </text:list-item>
          </text:list>
        </text:list-item>
        <text:list-item>
          <text:p text:style-name="P18"><text:span text:style-name="T3">Improving our efforts in environmental valuation is important for assessing the economic consequences of natural capital depletion and degradation.</text:span> </text:p>
          <text:list>
            <text:list-item>
              <text:p text:style-name="P9">The second step to promote SD is to derive approaches to measure the depletion and degradation of such natural capital. </text:p>
            </text:list-item>
          </text:list>
        </text:list-item>
        <text:list-item>
          <text:p text:style-name="P9">Determining the appropriate mix of human, physical and natural capital to ensure SD is ultimately about designing appropriate incentives, institutions, and investments for <text:soft-page-break/>efficient and sustainable management of the natural environment.<text:span text:style-name="T5"> </text:span></text:p>
          <text:list>
            <text:list-item>
              <text:p text:style-name="P9">Third step in promoting SD is to determine the causes of environmental degradation, particularly the failures of institutions, markets, and government policies, and to demonstrate how correcting these failures can lead to improved incentives and investments for efficient and sustainable management of natural capital. </text:p>
            </text:list-item>
          </text:list>
        </text:list-item>
        <text:list-item>
          <text:p text:style-name="P9">The current disciplines of ecology and economics often approach environmental problems from their single disciplinary perspectives, which is unhelpful to designing a blueprint for sustainable development. </text:p>
          <text:list>
            <text:list-item>
              <text:p text:style-name="P9">Fourth step is to foster interdisciplinary research and teaching for the class of problems that require such approaches.</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DejaVu Sans" style:font-size-asian="12pt" style:font-weight-asian="bold" style:font-name-complex="DejaVu Sans" style:font-size-complex="12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1-21T04:22:03</meta:creation-date>
    <dc:date>2011-01-21T06:36:29</dc:date>
    <meta:editing-cycles>2</meta:editing-cycles>
    <meta:editing-duration>PT14M33S</meta:editing-duration>
    <meta:user-defined meta:name="Info 1"/>
    <meta:user-defined meta:name="Info 2"/>
    <meta:user-defined meta:name="Info 3"/>
    <meta:user-defined meta:name="Info 4"/>
    <meta:document-statistic meta:table-count="0" meta:image-count="0" meta:object-count="0" meta:page-count="7" meta:paragraph-count="97" meta:word-count="2175" meta:character-count="14888"/>
  </office:meta>
</office:document-meta>
</file>